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draw:stroke-dash="Line_20_with_20_Fine_20_Dots" svg:stroke-width="0.051cm" svg:stroke-color="#000000" draw:fill="solid" draw:fill-color="#99ff99"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solid" draw:stroke-dash="Line_20_with_20_Fine_20_Dots" svg:stroke-width="0.051cm" svg:stroke-color="#000000" draw:fill="solid" draw:fill-color="#00ffff"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solid" draw:stroke-dash="Line_20_with_20_Fine_20_Dots" svg:stroke-width="0.051cm" svg:stroke-color="#000000" draw:marker-end="Arrow" draw:fill="solid" draw:fill-color="#99ff99"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stroke-dash="Line_20_with_20_Fine_20_Dots" svg:stroke-width="0.051cm" svg:stroke-color="#6666ff" draw:marker-end="Arrow" draw:fill="none" draw:fill-color="#ffffff" draw:textarea-horizontal-align="left" draw:auto-grow-height="true" draw:auto-grow-width="true" fo:min-height="1.006cm" fo:min-width="6.802cm" fo:padding-top="0.15cm" fo:padding-bottom="0.15cm" fo:padding-left="0.275cm" fo:padding-right="0.275cm"/>
    </style:style>
    <style:style style:name="gr6" style:family="graphic" style:parent-style-name="standard">
      <style:graphic-properties draw:stroke="solid" draw:stroke-dash="Line_20_with_20_Fine_20_Dots" svg:stroke-width="0.051cm" svg:stroke-color="#000000" draw:marker-end="Arrow" draw:fill="solid" draw:fill-color="#00ffff"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solid" draw:stroke-dash="Line_20_with_20_Fine_20_Dots" svg:stroke-width="0.051cm" svg:stroke-color="#000000" draw:marker-end="Arrow" draw:fill="solid" draw:fill-color="#66ff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draw:stroke-dash="Line_20_with_20_Fine_20_Dots" svg:stroke-width="0.051cm" svg:stroke-color="#000000" draw:marker-end="Arrow" draw:fill="none" draw:fill-color="#ffffff" draw:textarea-horizontal-align="left" draw:auto-grow-height="true" draw:auto-grow-width="true" fo:min-height="2.084cm" fo:min-width="6.633cm" fo:padding-top="0.15cm" fo:padding-bottom="0.15cm" fo:padding-left="0.275cm" fo:padding-right="0.275cm"/>
    </style:style>
    <style:style style:name="gr9" style:family="graphic" style:parent-style-name="standard">
      <style:graphic-properties draw:stroke="solid" draw:stroke-dash="Line_20_with_20_Fine_20_Dots" svg:stroke-width="0.102cm" svg:stroke-color="#b2b2b2" draw:marker-start-width="0.276cm" draw:marker-end="Arrowheads_20_1" draw:marker-end-width="0.276cm" draw:fill="solid" draw:fill-color="#99ff99" draw:textarea-vertical-align="middle" fo:padding-top="0.175cm" fo:padding-bottom="0.175cm" fo:padding-left="0.3cm" fo:padding-right="0.3cm"/>
    </style:style>
    <style:style style:name="gr10" style:family="graphic" style:parent-style-name="standard">
      <style:graphic-properties draw:stroke="solid" draw:stroke-dash="Line_20_with_20_Fine_20_Dots" svg:stroke-width="0.102cm" svg:stroke-color="#000000" draw:marker-start-width="0.276cm" draw:marker-end="Arrowheads_20_1" draw:marker-end-width="0.276cm" draw:fill="solid" draw:fill-color="#99ff99" draw:textarea-vertical-align="middle" fo:padding-top="0.175cm" fo:padding-bottom="0.175cm" fo:padding-left="0.3cm" fo:padding-right="0.3cm"/>
    </style:style>
    <style:style style:name="gr11" style:family="graphic" style:parent-style-name="standard">
      <style:graphic-properties svg:stroke-width="0.102cm" svg:stroke-color="#b2b2b2" draw:marker-start-width="0.352cm" draw:marker-end="Arrowheads_20_1" draw:marker-end-width="0.352cm" draw:textarea-vertical-align="middle" fo:padding-top="0.175cm" fo:padding-bottom="0.175cm" fo:padding-left="0.3cm" fo:padding-right="0.3cm"/>
    </style:style>
    <style:style style:name="gr12" style:family="graphic" style:parent-style-name="standard">
      <style:graphic-properties svg:stroke-width="0.051cm" svg:stroke-color="#00cc00" draw:marker-start-width="0.276cm" draw:marker-end="Arrowheads_20_1" draw:marker-end-width="0.276cm"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svg:stroke-width="0.051cm" svg:stroke-color="#000000" draw:marker-start-width="0.276cm" draw:marker-end-width="0.276cm" draw:fill="solid" draw:fill-color="#66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102cm" svg:stroke-color="#000000" draw:marker-start-width="0.352cm" draw:marker-end="Arrowheads_20_1" draw:marker-end-width="0.352cm" draw:textarea-vertical-align="middle" fo:padding-top="0.175cm" fo:padding-bottom="0.175cm" fo:padding-left="0.3cm" fo:padding-right="0.3cm"/>
    </style:style>
    <style:style style:name="gr16" style:family="graphic" style:parent-style-name="standard">
      <style:graphic-properties svg:stroke-color="#000000" draw:fill="solid" draw:fill-color="#ff9900"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15.288cm"/>
    </style:style>
    <style:style style:name="gr18" style:family="graphic" style:parent-style-name="objectwithoutfill">
      <style:graphic-properties svg:stroke-width="0.051cm" svg:stroke-color="#00cc00" draw:marker-start-width="0.276cm" draw:marker-end="Arrowheads_20_1" draw:marker-end-width="0.376cm" draw:fill="none" draw:fill-color="#6666ff"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479cm" fo:min-width="13.528cm"/>
    </style:style>
    <style:style style:name="gr20" style:family="graphic" style:parent-style-name="standard">
      <style:graphic-properties draw:stroke="none" svg:stroke-color="#000000" draw:fill="none" draw:fill-color="#ffffff" draw:textarea-horizontal-align="left" draw:auto-grow-height="true" draw:auto-grow-width="true" fo:min-height="0.479cm" fo:min-width="16.43cm"/>
    </style:style>
    <style:style style:name="gr21" style:family="graphic" style:parent-style-name="standard">
      <style:graphic-properties svg:stroke-color="#000000" draw:fill="solid" draw:fill-color="#6666ff" draw:textarea-horizontal-align="justify" draw:textarea-vertical-align="middle" draw:auto-grow-height="false"/>
    </style:style>
    <style:style style:name="gr22" style:family="graphic" style:parent-style-name="standard">
      <style:graphic-properties svg:stroke-width="0.051cm" svg:stroke-color="#000000" draw:marker-start-width="0.276cm" draw:marker-end="Arrowheads_20_1" draw:marker-end-width="0.276cm" draw:fill="solid" draw:fill-color="#6666ff" draw:textarea-vertical-align="middle" fo:padding-top="0.15cm" fo:padding-bottom="0.15cm" fo:padding-left="0.275cm" fo:padding-right="0.275cm"/>
    </style:style>
    <style:style style:name="gr23" style:family="graphic" style:parent-style-name="standard">
      <style:graphic-properties svg:stroke-width="0.051cm" svg:stroke-color="#000000" draw:marker-start-width="0.276cm" draw:marker-end-width="0.276cm" draw:fill="solid" draw:fill-color="#6666ff" draw:textarea-vertical-align="middle" fo:padding-top="0.15cm" fo:padding-bottom="0.15cm" fo:padding-left="0.275cm" fo:padding-right="0.275cm"/>
    </style:style>
    <style:style style:name="gr24" style:family="graphic" style:parent-style-name="standard">
      <style:graphic-properties svg:stroke-color="#000000" draw:fill="solid" draw:fill-color="#99ff66" draw:textarea-horizontal-align="justify" draw:textarea-vertical-align="middle" draw:auto-grow-height="false"/>
    </style:style>
    <style:style style:name="gr25" style:family="graphic" style:parent-style-name="standard">
      <style:graphic-properties svg:stroke-color="#000000" draw:fill="solid" draw:fill-color="#ff6600" draw:textarea-horizontal-align="justify" draw:textarea-vertical-align="middle" draw:auto-grow-height="false"/>
    </style:style>
    <style:style style:name="gr26" style:family="graphic" style:parent-style-name="standard">
      <style:graphic-properties svg:stroke-color="#000000" draw:fill="solid" draw:fill-color="#ff6600" draw:textarea-horizontal-align="justify" draw:textarea-vertical-align="middle" draw:auto-grow-height="false"/>
    </style:style>
    <style:style style:name="gr27" style:family="graphic" style:parent-style-name="standard">
      <style:graphic-properties svg:stroke-color="#ff6600" draw:fill="solid" draw:fill-color="#ff6600" draw:textarea-horizontal-align="justify" draw:textarea-vertical-align="middle" draw:auto-grow-height="false"/>
    </style:style>
    <style:style style:name="gr28" style:family="graphic" style:parent-style-name="standard">
      <style:graphic-properties svg:stroke-color="#000000" draw:textarea-horizontal-align="justify" draw:textarea-vertical-align="middle" draw:auto-grow-height="false"/>
    </style:style>
    <style:style style:name="gr29" style:family="graphic" style:parent-style-name="standard">
      <style:graphic-properties svg:stroke-color="#000000" draw:fill="solid" draw:fill-color="#66ffff" draw:textarea-horizontal-align="justify" draw:textarea-vertical-align="middle" draw:auto-grow-height="false"/>
    </style:style>
    <style:style style:name="gr30" style:family="graphic" style:parent-style-name="standard">
      <style:graphic-properties svg:stroke-width="0.051cm" svg:stroke-color="#000000" draw:marker-start-width="0.276cm" draw:marker-end="Arrowheads_20_2" draw:marker-end-width="0.276cm" draw:textarea-vertical-align="middle" fo:padding-top="0.15cm" fo:padding-bottom="0.15cm" fo:padding-left="0.275cm" fo:padding-right="0.275cm"/>
    </style:style>
    <style:style style:name="gr31" style:family="graphic" style:parent-style-name="standard">
      <style:graphic-properties svg:stroke-width="0.051cm" svg:stroke-color="#000000" draw:marker-start-width="0.276cm" draw:marker-end="Arrowheads_20_3" draw:marker-end-width="0.276cm" draw:textarea-vertical-align="middle" fo:padding-top="0.15cm" fo:padding-bottom="0.15cm" fo:padding-left="0.275cm" fo:padding-right="0.275cm"/>
    </style:style>
    <style:style style:name="gr32"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33" style:family="graphic" style:parent-style-name="standard">
      <style:graphic-properties svg:stroke-color="#000000"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0.659cm"/>
    </style:style>
    <style:style style:name="gr35" style:family="graphic" style:parent-style-name="standard">
      <style:graphic-properties svg:stroke-width="0.051cm" svg:stroke-color="#000000" draw:marker-start-width="0.276cm" draw:marker-end-width="0.276cm" draw:textarea-vertical-align="middle" fo:padding-top="0.15cm" fo:padding-bottom="0.15cm" fo:padding-left="0.275cm" fo:padding-right="0.27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list-style-name="L5">
      <style:graphic-properties fo:min-height="11.929cm"/>
    </style:style>
    <style:style style:name="pr5" style:family="presentation" style:parent-style-name="Default-outline1">
      <style:graphic-properties fo:min-height="11.929cm"/>
    </style:style>
    <style:style style:name="co1" style:family="table-column">
      <style:table-column-properties style:column-width="6.303cm" style:use-optimal-column-width="false"/>
    </style:style>
    <style:style style:name="ro1" style:family="table-row">
      <style:table-row-properties style:row-height="1.468cm"/>
    </style:style>
    <style:style style:name="ro2" style:family="table-row">
      <style:table-row-properties style:row-height="0.848cm"/>
    </style:style>
    <style:style style:name="ro3" style:family="table-row">
      <style:table-row-properties style:row-height="1.458cm"/>
    </style:style>
    <style:style style:name="ce1" style:family="table-cell">
      <style:graphic-properties style:repeat="repeat"/>
      <style:text-properties fo:font-size="14pt" style:font-size-asian="14pt" style:font-size-complex="14pt"/>
    </style:style>
    <style:style style:name="P1" style:family="paragraph">
      <style:text-properties fo:font-size="14pt" style:font-size-asian="14pt" style:font-size-complex="14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fo:font-size="13.6999998092651pt"/>
    </style:style>
    <style:style style:name="P5" style:family="paragraph">
      <style:text-properties fo:color="#0066ff" fo:font-size="13.6999998092651pt"/>
    </style:style>
    <style:style style:name="P6" style:family="paragraph">
      <style:text-properties fo:color="#0066ff"/>
    </style:style>
    <style:style style:name="P7" style:family="paragraph">
      <style:text-properties fo:font-size="13.6999998092651pt"/>
    </style:style>
    <style:style style:name="T1" style:family="text">
      <style:text-properties fo:color="#0066ff"/>
    </style:style>
    <style:style style:name="T2" style:family="text">
      <style:text-properties fo:color="#000000"/>
    </style:style>
    <style:style style:name="T3" style:family="text">
      <style:text-properties fo:color="#ff9900"/>
    </style:style>
    <style:style style:name="T4" style:family="text">
      <style:text-properties fo:color="#ff9900" fo:font-size="20pt" style:font-size-asian="20pt" style:font-size-complex="20pt"/>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fo:color="#009900"/>
    </style:style>
    <style:style style:name="T8" style:family="text">
      <style:text-properties fo:color="#ff3333"/>
    </style:style>
    <style:style style:name="T9" style:family="text">
      <style:text-properties fo:font-size="18pt" style:font-size-asian="18pt" style:font-size-complex="18pt"/>
    </style:style>
    <style:style style:name="T10" style:family="text">
      <style:text-properties fo:font-weight="normal" style:font-weight-asian="normal" style:font-weight-complex="normal"/>
    </style:style>
    <style:style style:name="T11" style:family="text">
      <style:text-properties fo:color="#000000" fo:font-size="18pt" style:font-size-asian="18pt" style:font-size-complex="18pt"/>
    </style:style>
    <style:style style:name="T12" style:family="text">
      <style:text-properties fo:color="#000000" fo:font-size="20pt" style:font-size-asian="20pt" style:font-size-complex="20pt"/>
    </style:style>
    <style:style style:name="T13" style:family="text">
      <style:text-properties fo:color="#ff950e"/>
    </style:style>
    <style:style style:name="T14" style:family="text">
      <style:text-properties fo:font-size="13.6999998092651pt"/>
    </style:style>
    <style:style style:name="T15" style:family="text">
      <style:text-properties fo:color="#0066ff" fo:font-size="13.6999998092651pt"/>
    </style:style>
    <style:style style:name="T16" style:family="text">
      <style:text-properties fo:color="#000000" fo:font-size="13.699999809265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4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5">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2" draw:layer="layout" svg:width="25.199cm" svg:height="12.179cm" svg:x="1.4cm" svg:y="4.914cm" presentation:class="subtitle">
          <draw:text-box>
            <text:p>The provided example app demonstrates how AngularJS (1.2.9) can be used together with JavaEE (7) using JPA2 to provide the JSON data used by AngularJS</text:p>
            <text:list text:style-name="L1">
              <text:list-item>
                <text:list>
                  <text:list-header>
                    <text:p/>
                    <text:p>You can get the example source code from here:</text:p>
                    <text:list>
                      <text:list-header>
                        <text:p><text:a xlink:href="https://github.com/Ethereal666/ajeer" xlink:type="simple">https://github.com/Ethereal666/ajeer</text:a></text:p>
                      </text:list-header>
                    </text:list>
                  </text:list-header>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bbreviations</text:p>
          </draw:text-box>
        </draw:frame>
        <draw:frame presentation:style-name="pr4" draw:layer="layout" svg:width="25.199cm" svg:height="12.179cm" svg:x="1.4cm" svg:y="4.914cm" presentation:class="outline" presentation:placeholder="true" presentation:user-transformed="true">
          <draw:text-box/>
        </draw:frame>
        <draw:frame draw:style-name="standard" draw:layer="layout" svg:width="25.211cm" svg:height="14.897cm" svg:x="1.388cm" svg:y="4.914cm">
          <table:table table:template-name="default" table:use-first-row-styles="true" table:use-banding-rows-styles="true">
            <table:table-column table:style-name="co1"/>
            <table:table-column table:style-name="co1"/>
            <table:table-column table:style-name="co1"/>
            <table:table-column table:style-name="co1"/>
            <table:table-row table:style-name="ro1" table:default-cell-style-name="ce1">
              <table:table-cell>
                <text:p text:style-name="P1">AJAX</text:p>
              </table:table-cell>
              <table:table-cell>
                <text:p text:style-name="P1">Asynchronous Javascript And Xml</text:p>
              </table:table-cell>
              <table:table-cell>
                <text:p text:style-name="P1">API</text:p>
              </table:table-cell>
              <table:table-cell>
                <text:p text:style-name="P1">Application Interface</text:p>
              </table:table-cell>
            </table:table-row>
            <table:table-row table:style-name="ro1" table:default-cell-style-name="ce1">
              <table:table-cell>
                <text:p text:style-name="P1">BMT</text:p>
              </table:table-cell>
              <table:table-cell>
                <text:p text:style-name="P1">Bean Managed Transactions</text:p>
              </table:table-cell>
              <table:table-cell>
                <text:p text:style-name="P1">CMT</text:p>
              </table:table-cell>
              <table:table-cell>
                <text:p text:style-name="P1">Container Managed Transactions</text:p>
              </table:table-cell>
            </table:table-row>
            <table:table-row table:style-name="ro1" table:default-cell-style-name="ce1">
              <table:table-cell>
                <text:p text:style-name="P1">DB</text:p>
              </table:table-cell>
              <table:table-cell>
                <text:p text:style-name="P1">DataBase</text:p>
              </table:table-cell>
              <table:table-cell>
                <text:p text:style-name="P1">EE</text:p>
              </table:table-cell>
              <table:table-cell>
                <text:p text:style-name="P1">Enterprise Edition</text:p>
              </table:table-cell>
            </table:table-row>
            <table:table-row table:style-name="ro1" table:default-cell-style-name="ce1">
              <table:table-cell>
                <text:p text:style-name="P1">JPA</text:p>
              </table:table-cell>
              <table:table-cell>
                <text:p text:style-name="P1">Java Persistent Api</text:p>
              </table:table-cell>
              <table:table-cell>
                <text:p text:style-name="P1">JPQL</text:p>
              </table:table-cell>
              <table:table-cell>
                <text:p text:style-name="P1">Java Persistent Query Language</text:p>
              </table:table-cell>
            </table:table-row>
            <table:table-row table:style-name="ro2" table:default-cell-style-name="ce1">
              <table:table-cell>
                <text:p text:style-name="P1">JSF</text:p>
              </table:table-cell>
              <table:table-cell>
                <text:p text:style-name="P1">Java Server Faces</text:p>
              </table:table-cell>
              <table:table-cell>
                <text:p text:style-name="P1">JS</text:p>
              </table:table-cell>
              <table:table-cell>
                <text:p text:style-name="P1">JavaScript</text:p>
              </table:table-cell>
            </table:table-row>
            <table:table-row table:style-name="ro1" table:default-cell-style-name="ce1">
              <table:table-cell>
                <text:p text:style-name="P1">JSON</text:p>
              </table:table-cell>
              <table:table-cell>
                <text:p text:style-name="P1">JavaScript Object Notation</text:p>
              </table:table-cell>
              <table:table-cell>
                <text:p text:style-name="P1">MVC</text:p>
              </table:table-cell>
              <table:table-cell>
                <text:p text:style-name="P1">Model View Controller</text:p>
              </table:table-cell>
            </table:table-row>
            <table:table-row table:style-name="ro1" table:default-cell-style-name="ce1">
              <table:table-cell>
                <text:p text:style-name="P1">MVVM</text:p>
              </table:table-cell>
              <table:table-cell>
                <text:p text:style-name="P1">Model View ViewModel</text:p>
              </table:table-cell>
              <table:table-cell>
                <text:p text:style-name="P1">NoSQL</text:p>
              </table:table-cell>
              <table:table-cell>
                <text:p text:style-name="P1">No Structured Query Language</text:p>
              </table:table-cell>
            </table:table-row>
            <table:table-row table:style-name="ro2" table:default-cell-style-name="ce1">
              <table:table-cell>
                <text:p text:style-name="P1">POJO</text:p>
              </table:table-cell>
              <table:table-cell>
                <text:p text:style-name="P1">Plain Old Java Object</text:p>
              </table:table-cell>
              <table:table-cell>
                <text:p text:style-name="P1">POM</text:p>
              </table:table-cell>
              <table:table-cell>
                <text:p text:style-name="P1">Project Object Model</text:p>
              </table:table-cell>
            </table:table-row>
            <table:table-row table:style-name="ro1" table:default-cell-style-name="ce1">
              <table:table-cell>
                <text:p text:style-name="P1">REST</text:p>
              </table:table-cell>
              <table:table-cell>
                <text:p text:style-name="P1">REpresentational State Transfer</text:p>
              </table:table-cell>
              <table:table-cell>
                <text:p text:style-name="P1">SPA</text:p>
              </table:table-cell>
              <table:table-cell>
                <text:p text:style-name="P1">Single Page Application</text:p>
              </table:table-cell>
            </table:table-row>
            <table:table-row table:style-name="ro1" table:default-cell-style-name="ce1">
              <table:table-cell>
                <text:p text:style-name="P1">SQL</text:p>
              </table:table-cell>
              <table:table-cell>
                <text:p text:style-name="P1">Structured Query Language</text:p>
              </table:table-cell>
              <table:table-cell>
                <text:p text:style-name="P1">UI</text:p>
              </table:table-cell>
              <table:table-cell>
                <text:p text:style-name="P1">User Interface</text:p>
              </table:table-cell>
            </table:table-row>
            <table:table-row table:style-name="ro3" table:default-cell-style-name="ce1">
              <table:table-cell>
                <text:p text:style-name="P1">XML</text:p>
              </table:table-cell>
              <table:table-cell>
                <text:p text:style-name="P1">eXtensible Markup Language</text:p>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5.014cm" presentation:class="outline" presentation:user-transformed="true">
          <draw:text-box>
            <text:list text:style-name="L3">
              <text:list-item>
                <text:p>The content is divided in to three (3) separate projects</text:p>
                <text:list>
                  <text:list-item>
                    <text:p>MVC style</text:p>
                  </text:list-item>
                  <text:list-item>
                    <text:p>The 'View' part itself is a 'MVVM' as specified for Angular</text:p>
                  </text:list-item>
                </text:list>
              </text:list-item>
              <text:list-item>
                <text:p>There are detailed instructions within each partial-project on how to get things rolling. See:</text:p>
                <text:list>
                  <text:list-item>
                    <text:p><text:span text:style-name="T1">Angular/doc/</text:span></text:p>
                  </text:list-item>
                  <text:list-item>
                    <text:p><text:span text:style-name="T1">JavaEERest/doc/</text:span></text:p>
                  </text:list-item>
                  <text:list-item>
                    <text:p><text:span text:style-name="T1">JPA2/doc/</text:span></text:p>
                  </text:list-item>
                </text:list>
              </text:list-item>
              <text:list-item>
                <text:p><text:span text:style-name="T2">In making this I have used Ubuntu 13.10 (Linux) + Oracle Java 1.7 + Eclipse (Kepler) + DerbyDB + Maven 3.x</text:span></text:p>
                <text:list>
                  <text:list-item>
                    <text:p><text:span text:style-name="T2">you should be able to get everything working with other platforms also</text:span></text:p>
                    <text:list>
                      <text:list-item>
                        <text:p><text:span text:style-name="T2">On Windows you should find installers for about everything, so it should be rather easy to setup the dev - environment</text:span></text:p>
                      </text:list-item>
                      <text:list-item>
                        <text:p><text:span text:style-name="T2">On MAC and other Linuxes you should be able to follow about the same instructions</text:span></text:p>
                      </text:list-item>
                      <text:list-item>
                        <text:p><text:span text:style-name="T3">TODO: Chef cookbook to set up everything</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AngularJS with JavaEE (7)</text:p>
          </draw:text-box>
        </draw:frame>
        <draw:frame presentation:style-name="pr5" draw:layer="layout" svg:width="25.199cm" svg:height="12.179cm" svg:x="1.4cm" svg:y="4.914cm" presentation:class="outline" presentation:user-transformed="true">
          <draw:text-box>
            <text:list text:style-name="L3">
              <text:list-item>
                <text:p>AngularJS 'pros' (compared to JSF)</text:p>
                <text:list>
                  <text:list-item>
                    <text:p>You can completely separate the view (UI) implementation from the background</text:p>
                    <text:list>
                      <text:list-item>
                        <text:p>Using a JavaScript framework is more convenient approach for a frontend developer not interested in or not familiar with JSF (Java Server Faces =&gt; the recommended way to develop UI when using JavaEE)</text:p>
                      </text:list-item>
                      <text:list-item>
                        <text:p>UI do not break because of missing or malfunctioning implementations on the backing beans</text:p>
                      </text:list-item>
                      <text:list-item>
                        <text:p>You do not need to compile the project with / depend on some specific version of (Java) backend implementation</text:p>
                        <text:list>
                          <text:list-item>
                            <text:p>Actually no Java (or any backing language) at all is needed to start with the UI</text:p>
                          </text:list-item>
                          <text:list-item>
                            <text:p>This will support prototyping &amp; faster implementation when project starts (SCRUM way)</text:p>
                          </text:list-item>
                        </text:list>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AngularJS 'pros' (compared to JSF, <text:span text:style-name="T4">continued</text:span>)</text:p>
                <text:list>
                  <text:list-item>
                    <text:p>Fast deploy <text:span text:style-name="T5">(+ </text:span><text:span text:style-name="T4">TODO: can use light weight container e.g. Jetty</text:span><text:span text:style-name="T5">)</text:span></text:p>
                  </text:list-item>
                  <text:list-item>
                    <text:p>UI testable with Karma</text:p>
                  </text:list-item>
                  <text:list-item>
                    <text:p>All AJAX <text:span text:style-name="T6">(Asynchronous JavaScript and XML)</text:span> by default</text:p>
                    <text:list>
                      <text:list-item>
                        <text:p>Better browsing experience</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Cons (compared to JSF)</text:p>
                <text:list>
                  <text:list-item>
                    <text:p>You will lose some automatic features provided in JSF, like:</text:p>
                    <text:list>
                      <text:list-item>
                        <text:p>Bean Validation</text:p>
                      </text:list-item>
                      <text:list-item>
                        <text:p>Direct data mapping</text:p>
                      </text:list-item>
                      <text:list-item>
                        <text:p>JSF validation + converters</text:p>
                        <text:list>
                          <text:list-item>
                            <text:p>There are some validation/converters provided with Angular also, but I would consider the JSF way better</text:p>
                          </text:list-item>
                        </text:list>
                      </text:list-item>
                    </text:list>
                  </text:list-item>
                  <text:list-item>
                    <text:p>All AJAX by default</text:p>
                    <text:list>
                      <text:list-item>
                        <text:p>Some security issues may need to be taken into account</text:p>
                        <text:list>
                          <text:list-item>
                            <text:p>Underlying database is revealed if the user knows/quesses about the relation of json &amp; entities</text:p>
                          </text:list-item>
                          <text:list-item>
                            <text:p><text:span text:style-name="T3">See 'About AJAX security' in the end</text:span></text:p>
                          </text:list-item>
                        </text:list>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The example application is divided into three (3) parts</text:p>
                <text:list>
                  <text:list-item>
                    <text:p>1: Angular (View / AngularJS)</text:p>
                  </text:list-item>
                  <text:list-item>
                    <text:p>2: REST (Controller / JavaEE7, JAXB, JAX-RS 2.0)</text:p>
                  </text:list-item>
                  <text:list-item>
                    <text:p>3: JPA2 (Model / JPA 2.x with BeanValidation)</text:p>
                  </text:list-item>
                  <text:list-item>
                    <text:p>The example app can be used as a base to start working with this technique stack (in JavaEE way, no Spring here)</text:p>
                  </text:list-item>
                </text:list>
              </text:list-item>
              <text:list-item>
                <text:p>If you are lazy reader (documentation on the internet), you should be able to start experimenting right away even without getting into details yet. The code is rather heavily commented</text:p>
                <text:list>
                  <text:list-item>
                    <text:p>Or course, first you must have the development environment set up</text:p>
                  </text:list-item>
                  <text:list-item>
                    <text:p>Read the files in <text:span text:style-name="T1">&lt;project&gt;/doc/</text:span><text:span text:style-name="T7"> </text:span><text:span text:style-name="T2">on how to do this</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Building</text:p>
          </draw:text-box>
        </draw:frame>
        <draw:frame presentation:style-name="pr5" draw:layer="layout" svg:width="25.199cm" svg:height="12.179cm" svg:x="1.4cm" svg:y="4.914cm" presentation:class="outline">
          <draw:text-box>
            <text:list text:style-name="L3">
              <text:list-item>
                <text:p><text:span text:style-name="T2">The building and (Java) testing is done with Maven 3.x</text:span></text:p>
                <text:list>
                  <text:list-item>
                    <text:p><text:span text:style-name="T2">In </text:span><text:span text:style-name="T1">&lt;project&gt;/pom.xml</text:span><text:span text:style-name="T7"> </text:span><text:span text:style-name="T2">there are instructions for Maven on what it is supposed to do'</text:span></text:p>
                  </text:list-item>
                  <text:list-item>
                    <text:p><text:span text:style-name="T2">In JPA2 project, there is an example Arquillian test (Java) how to test container managed stuff</text:span></text:p>
                  </text:list-item>
                  <text:list-item>
                    <text:p><text:span text:style-name="T2">To build any of the projects, execute (command line)</text:span></text:p>
                    <text:list>
                      <text:list-item>
                        <text:p><text:span text:style-name="T2">mvn clean install (runs also Java tests including Arquillian)</text:span></text:p>
                        <text:list>
                          <text:list-item>
                            <text:p><text:span text:style-name="T2">Run with: mvn clean install -DskipTests (to skip tests)</text:span></text:p>
                          </text:list-item>
                        </text:list>
                      </text:list-item>
                      <text:list-item>
                        <text:p><text:span text:style-name="T2">On build errors, check the log and see what it says</text:span></text:p>
                        <text:list>
                          <text:list-item>
                            <text:p><text:span text:style-name="T2">Two things that you most often run into:</text:span></text:p>
                            <text:list>
                              <text:list-item>
                                <text:p><text:span text:style-name="T2">No DB connection: Have the DB running</text:span></text:p>
                              </text:list-item>
                              <text:list-item>
                                <text:p><text:span text:style-name="T2">Port occupied: Close the container (GlassFish)</text:span></text:p>
                              </text:list-item>
                            </text:list>
                          </text:list-item>
                        </text:list>
                      </text:list-item>
                      <text:list-item>
                        <text:p><text:span text:style-name="T8">Do not upgrade the dependency version numbers in pom.xml unless you know it will help you to resolve a bug</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Building</text:p>
          </draw:text-box>
        </draw:frame>
        <draw:frame presentation:style-name="pr5" draw:layer="layout" svg:width="25.199cm" svg:height="12.179cm" svg:x="1.4cm" svg:y="4.914cm" presentation:class="outline">
          <draw:text-box>
            <text:list text:style-name="L3">
              <text:list-item>
                <text:list>
                  <text:list-item>
                    <text:list>
                      <text:list-item>
                        <text:p><text:span text:style-name="T2">On some rare occasions a repository Maven (source code) depends on may be down and Maven will not find a required library. In this unfortunate event you may need to wait for a while and try again later.</text:span></text:p>
                      </text:list-item>
                      <text:list-item>
                        <text:p><text:span text:style-name="T2">If the problem persists</text:span></text:p>
                        <text:list>
                          <text:list-item>
                            <text:p><text:span text:style-name="T2">Check if the repository location or the artifact has been changed (google: “maven dependecy &lt;artifactId&gt;”)</text:span></text:p>
                          </text:list-item>
                          <text:list-item>
                            <text:p><text:span text:style-name="T2">Compare with the data in </text:span><text:span text:style-name="T1">pom.xml</text:span></text:p>
                          </text:list-item>
                        </text:list>
                      </text:list-item>
                      <text:list-item>
                        <text:p><text:span text:style-name="T8">Do not upgrade the dependency version numbers in pom.xml unless you know it will help you to resolve a bug</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3">
              <text:list-item>
                <text:p>AngularJS has good tutorials available in the net</text:p>
                <text:list>
                  <text:list-item>
                    <text:p>To start with: <text:a xlink:href="http://docs.angularjs.org/tutorial" xlink:type="simple">http://docs.angularjs.org/tutorial</text:a></text:p>
                    <text:list>
                      <text:list-item>
                        <text:p>More links at the end</text:p>
                      </text:list-item>
                    </text:list>
                  </text:list-item>
                </text:list>
              </text:list-item>
              <text:list-item>
                <text:p>In the provided example (<text:span text:style-name="T7">Angular </text:span><text:span text:style-name="T2">- project</text:span>) there will be some of AngularJS features showcased, but there will be also plenty more</text:p>
              </text:list-item>
              <text:list-item>
                <text:p>In order to use this AngularJS example 'live' you need to have a backend providing json data (as well as consuming it)</text:p>
                <text:list>
                  <text:list-item>
                    <text:p>Currently all deployed on GlassFish v4</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3">
              <text:list-item>
                <text:p>The Angular-project structure in the example (roughly)</text:p>
                <text:list>
                  <text:list-item>
                    <text:p>see <text:span text:style-name="T1">Angular/doc/instructions.txt</text:span> for more info</text:p>
                  </text:list-item>
                  <text:list-item>
                    <text:p><text:span text:style-name="T1">/Angular/src/main/webapp/app/</text:span></text:p>
                    <text:list>
                      <text:list-item>
                        <text:p>All the stuff you want to involve the Angular with</text:p>
                      </text:list-item>
                    </text:list>
                  </text:list-item>
                  <text:list-item>
                    <text:p><text:span text:style-name="T1">/Angular/src/main/webapp/app/js/</text:span></text:p>
                    <text:list>
                      <text:list-item>
                        <text:p>The actual AngularJS JavaScript stuff</text:p>
                      </text:list-item>
                      <text:list-item>
                        <text:p><text:span text:style-name="T1">…</text:span><text:span text:style-name="T1">/controllers/</text:span></text:p>
                        <text:list>
                          <text:list-item>
                            <text:p>The scripts per (sub)page, handling actions done in them</text:p>
                          </text:list-item>
                        </text:list>
                      </text:list-item>
                      <text:list-item>
                        <text:p><text:span text:style-name="T1">…</text:span><text:span text:style-name="T1">/directives/</text:span></text:p>
                        <text:list>
                          <text:list-item>
                            <text:p>If you want to add custom functionality that affects the page rendering, put the instructions here</text:p>
                          </text:list-item>
                        </text:list>
                      </text:list-item>
                      <text:list-item>
                        <text:p><text:span text:style-name="T1">…</text:span><text:span text:style-name="T1">/services/</text:span></text:p>
                        <text:list>
                          <text:list-item>
                            <text:p>Functionality common to different controllers can be put here</text:p>
                          </text:list-item>
                        </text:list>
                      </text:list-item>
                      <text:list-item>
                        <text:p><text:s/><text:span text:style-name="T1">.../app.js</text:span></text:p>
                        <text:list>
                          <text:list-item>
                            <text:p>This file will function as the navigation controller. It will parse the url and select what to render based on the url parts it finds</text:p>
                          </text:list-item>
                        </text:list>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presentation:user-transformed="true">
          <draw:text-box>
            <text:list text:style-name="L3">
              <text:list-item>
                <text:p>A “native” way to provide JSON data for AngularJS could be to use NoSQL database and NodeJS to access it</text:p>
                <text:list>
                  <text:list-item>
                    <text:p>This way you do not have to care about how to have JSON (JavaScipt Object Notation) as the data is stored “as is” in NoSQL DB (the “as is” would be JSON strings)</text:p>
                  </text:list-item>
                </text:list>
              </text:list-item>
              <text:list-item>
                <text:p>For those who are used to Strong typed language like Java, may find it unpleasant to use weak typed languages (like NodeJS) and databases with “no structure” (NoSQL)</text:p>
                <text:p><text:span text:style-name="T9">“</text:span><text:span text:style-name="T9">NodeJS is natural spaghetti” (personal opinnion, don't get stuck with it :)</text:span></text:p>
                <text:p><text:span text:style-name="T9">Not saying NodeJS is bad, just that it may be a bit difficult for larger / Enterprise apps =&gt; This way you can have an option since AngularJS itself is pretty decent</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DataBases &amp; JSON</text:p>
          </draw:text-box>
        </draw:frame>
        <draw:frame presentation:style-name="pr5" draw:layer="layout" svg:width="25.199cm" svg:height="12.179cm" svg:x="1.4cm" svg:y="4.914cm" presentation:class="outline" presentation:user-transformed="true">
          <draw:text-box>
            <text:list text:style-name="L3">
              <text:list-item>
                <text:p>If you <text:span text:style-name="T3">can not</text:span> (e.g. legacy DB) or do not want to use NoSQL database, you can have the JavaEE backend convert the data (almost) automatically to and from JSON</text:p>
                <text:list>
                  <text:list-item>
                    <text:p>NoSQL databases e.g. MongoDB &amp; CouchDB</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JavaEE &amp; Data<text:span text:style-name="T10">B</text:span>ases</text:p>
          </draw:text-box>
        </draw:frame>
        <draw:frame presentation:style-name="pr5" draw:layer="layout" svg:width="25.199cm" svg:height="12.179cm" svg:x="1.4cm" svg:y="4.914cm" presentation:class="outline">
          <draw:text-box>
            <text:list text:style-name="L3">
              <text:list-item>
                <text:p>You can use JPA (Java Persistent API) to map POJO (Plain Old Java Object) with almost any database simply by annotating the POJOs</text:p>
                <text:list>
                  <text:list-item>
                    <text:p><text:span text:style-name="T7">@entity</text:span></text:p>
                  </text:list-item>
                  <text:list-item>
                    <text:p>Of course connection information is needed to provide somewhere, but it is not complicated at the end</text:p>
                    <text:list>
                      <text:list-item>
                        <text:p>At least when you have instructions (see <text:span text:style-name="T1">JPA2/doc/</text:span>)</text:p>
                      </text:list-item>
                    </text:list>
                  </text:list-item>
                  <text:list-item>
                    <text:p>You should be able to map the entities with the NoSQL databases also <text:span text:style-name="T5">(this example is not included for now =&gt; used DerbyDB)</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JavaEE &amp; JSON</text:p>
          </draw:text-box>
        </draw:frame>
        <draw:frame presentation:style-name="pr5" draw:layer="layout" svg:width="25.199cm" svg:height="12.179cm" svg:x="1.4cm" svg:y="4.914cm" presentation:class="outline">
          <draw:text-box>
            <text:list text:style-name="L3">
              <text:list-item>
                <text:p>Another kind of annotation is needed to instruct the entities to be converted into XML/JSON</text:p>
                <text:list>
                  <text:list-item>
                    <text:p><text:span text:style-name="T2">JAXB: </text:span><text:span text:style-name="T7">@XmlRootElement</text:span></text:p>
                  </text:list-item>
                </text:list>
              </text:list-item>
              <text:list-item>
                <text:p>The POJO annotated with <text:span text:style-name="T7">@XmlRootElement</text:span> can be converted into xml when sent and back to POJO again when received</text:p>
              </text:list-item>
              <text:list-item>
                <text:p><text:span text:style-name="T2">You can annotate the same POJO with both the </text:span><text:span text:style-name="T7">@Entity</text:span><text:span text:style-name="T2"> and the </text:span><text:span text:style-name="T7">@XMLRootElement</text:span><text:span text:style-name="T2"> annotations </text:span></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JavaEE &amp; JSON</text:p>
          </draw:text-box>
        </draw:frame>
        <draw:frame presentation:style-name="pr5" draw:layer="layout" svg:width="25.199cm" svg:height="12.179cm" svg:x="0.573cm" svg:y="4.776cm" presentation:class="outline" presentation:user-transformed="true">
          <draw:text-box>
            <text:list text:style-name="L4">
              <text:list-header>
                <text:p>By default the conversion is done to xml. To change this, you need to have the following instructions in <text:span text:style-name="T7">web.xml</text:span> (in the project providing the REST API</text:p>
              </text:list-header>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web.xml</text:p>
          </draw:text-box>
        </draw:frame>
        <draw:frame presentation:style-name="pr5" draw:layer="layout" svg:width="25.199cm" svg:height="12.179cm" svg:x="1.4cm" svg:y="4.914cm" presentation:class="outline" presentation:user-transformed="true">
          <draw:text-box>
            <text:p>&lt;servlet&gt;</text:p>
            <text:p><text:s text:c="4"/>&lt;servlet-name&gt;Jersey REST Service&lt;/servlet-name&gt;</text:p>
            <text:p><text:s text:c="4"/>&lt;servlet-class&gt;<text:span text:style-name="T8">org.glassfish.jersey.servlet.ServletContainer</text:span>&lt;/servlet-class&gt;</text:p>
            <text:p><text:s text:c="4"/>&lt;init-param&gt;</text:p>
            <text:p><text:s text:c="6"/>&lt;param-name&gt;jersey.config.server.provider.packages&lt;/param-name&gt;</text:p>
            <text:p><text:s text:c="6"/>&lt;param-value&gt;com.example.rest&lt;/param-value&gt;</text:p>
            <text:p><text:s text:c="4"/>&lt;/init-param&gt;</text:p>
            <text:p><text:s text:c="4"/>&lt;init-param&gt;</text:p>
            <text:p><text:s text:c="6"/><text:span text:style-name="T7">&lt;param-name&gt;org.glassfish.jersey.api.json.POJOMappingFeature&lt;/param-name&gt;</text:span></text:p>
            <text:p><text:span text:style-name="T7"><text:s text:c="6"/></text:span><text:span text:style-name="T7">&lt;param-value&gt;true&lt;/param-value&gt;</text:span></text:p>
            <text:p><text:s text:c="4"/>&lt;/init-param&gt;</text:p>
            <text:p><text:s text:c="4"/>&lt;load-on-startup&gt;1&lt;/load-on-startup&gt;</text:p>
            <text:p><text:s text:c="2"/>&lt;/servlet&gt;</text:p>
            <text:p><text:s text:c="2"/>&lt;servlet-mapping&gt;</text:p>
            <text:p><text:s text:c="4"/>&lt;servlet-name&gt;Jersey REST Service&lt;/servlet-name&gt;</text:p>
            <text:p><text:s text:c="4"/>&lt;url-pattern&gt;<text:span text:style-name="T3">/rest/*</text:span>&lt;/url-pattern&gt;</text:p>
            <text:p><text:s text:c="2"/>&lt;/servlet-mapping&gt;</text:p>
            <text:list text:style-name="L3">
              <text:list-header>
                <text:p/>
              </text:list-header>
              <text:list-item>
                <text:p><text:span text:style-name="T8">Note: The parameter must be “org.glassfish.jersey.*”, NOT “com.sun.jersey.*” when you use GlassFish</text:span></text:p>
              </text:list-item>
              <text:list-item>
                <text:p><text:span text:style-name="T7">Note: This will instruct that the data returned by REST methods is converted into JSON</text:span></text:p>
              </text:list-item>
              <text:list-item>
                <text:p><text:span text:style-name="T3">The url path all the REST services will be at</text:span></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presentation:user-transformed="true">
          <draw:text-box>
            <text:list text:style-name="L3">
              <text:list-item>
                <text:p>Finally you need four (4) more annotation types in the class providing the actual REST API</text:p>
              </text:list-item>
              <text:list-item>
                <text:p>1. The API path</text:p>
              </text:list-item>
              <text:list-item>
                <text:p>2. Request verb</text:p>
              </text:list-item>
              <text:list-item>
                <text:p>3. What kind of data is consumed</text:p>
              </text:list-item>
              <text:list-item>
                <text:p>4. What kind of data is produced</text:p>
              </text:list-item>
              <text:list-item>
                <text:p><text:span text:style-name="T2">Each can be used to control on which requests the API will answer to</text:span></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2">1. The API path</text:span></text:p>
              </text:list-item>
              <text:list-item>
                <text:p><text:span text:style-name="T7">@Path("/phonebook") </text:span><text:span text:style-name="T11">(have the slash on front)</text:span></text:p>
                <text:list>
                  <text:list-item>
                    <text:p>Annotation for the class</text:p>
                  </text:list-item>
                  <text:list-item>
                    <text:p>Tells that request pointing to this sub url will be processed by this class</text:p>
                    <text:list>
                      <text:list-item>
                        <text:p>e.g. http://localhost:8080/<text:span text:style-name="T3">jeer</text:span>/<text:span text:style-name="T7">phonebook</text:span></text:p>
                        <text:list>
                          <text:list-item>
                            <text:p><text:span text:style-name="T3">Notice that by default this is same as the name of the war file deployed</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2">2. Request verb</text:span></text:p>
                <text:list>
                  <text:list-item>
                    <text:p><text:span text:style-name="T7">@GET</text:span> <text:span text:style-name="T5">(get data)</text:span> / <text:span text:style-name="T7">@POST</text:span> <text:span text:style-name="T5">(create data) </text:span>/ <text:span text:style-name="T7">@DELETE</text:span> <text:span text:style-name="T5">(delete data)</text:span> / <text:span text:style-name="T7">@PUT</text:span> <text:span text:style-name="T5">(update data)</text:span></text:p>
                  </text:list-item>
                  <text:list-item>
                    <text:p>Annotation for individual methods in the REST class handling the requests</text:p>
                  </text:list-item>
                  <text:list-item>
                    <text:p>Tells for what request type (verb) the method will respond to</text:p>
                  </text:list-item>
                  <text:list-item>
                    <text:p>You can have several of each type per class, but you will need to provide further information with <text:span text:style-name="T7">@provides</text:span> and <text:span text:style-name="T7">@consumes</text:span> annotations</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2">3. What kind of data is consumed </text:span><text:span text:style-name="T12">(the </text:span><text:span text:style-name="T4">content-type</text:span><text:span text:style-name="T12"> of the request)</text:span></text:p>
              </text:list-item>
              <text:list-item>
                <text:p><text:span text:style-name="T7">@Consumes(MediaType.APPLICATION_JSON)</text:span></text:p>
                <text:list>
                  <text:list-item>
                    <text:p><text:span text:style-name="T7">@Consumes(“application/json”) </text:span><text:span text:style-name="T2">would be the same</text:span></text:p>
                  </text:list-item>
                  <text:list-item>
                    <text:p>For individual methods in the same class handling the requests</text:p>
                  </text:list-item>
                  <text:list-item>
                    <text:p>Tells what kind of content the method will accept</text:p>
                  </text:list-item>
                  <text:list-item>
                    <text:p>The methods parameter can be a POJO annotated with <text:span text:style-name="T7">@XmlRootElement</text:span></text:p>
                  </text:list-item>
                  <text:list-item>
                    <text:p><text:span text:style-name="T8">It is mandatory to have the same structure with the incoming JSON as it was generated for outgoing object, else the mapping of parameters will not succeed when unmarshalling the JSON</text:span></text:p>
                    <text:list>
                      <text:list-item>
                        <text:p><text:span text:style-name="T3">Tip: Have a REST method to return (for UI) an empty/default instance of each entity-object used as a parameter. This way the UI developer can check what kind of model to use with AngularJS</text:span></text:p>
                      </text:list-item>
                      <text:list-item>
                        <text:p><text:span text:style-name="T2">See:</text:span><text:span text:style-name="T13"> </text:span><text:span text:style-name="T1">JavaEERest/src/main/java/com/example/rest/PersonRest.getPerson()</text:span></text:p>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2">4. What kind of data is produced </text:span><text:span text:style-name="T12">(the </text:span><text:span text:style-name="T4">dataType</text:span><text:span text:style-name="T12"> of the request)</text:span></text:p>
              </text:list-item>
              <text:list-item>
                <text:p><text:span text:style-name="T7">@Produces(MediaType.APPLICATION_JSON)</text:span></text:p>
                <text:list>
                  <text:list-item>
                    <text:p>For individual methods in the same class handling the requests</text:p>
                  </text:list-item>
                  <text:list-item>
                    <text:p>Tells that the response generated will be converted to JSON (<text:span text:style-name="T8">will not work without the web.xml stuff</text:span>)</text:p>
                  </text:list-item>
                  <text:list-item>
                    <text:p>The methods return value must be a POJO annotated with <text:span text:style-name="T7">@XmlRootElement</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Angular &amp; JavaEERest</text:p>
          </draw:text-box>
        </draw:frame>
        <draw:frame presentation:style-name="pr5" draw:layer="layout" svg:width="25.199cm" svg:height="12.179cm" svg:x="1.4cm" svg:y="4.914cm" presentation:class="outline">
          <draw:text-box>
            <text:list text:style-name="L3">
              <text:list-item>
                <text:p>To explore/study the content, you need to view the contents of these project in parallel</text:p>
              </text:list-item>
              <text:list-item>
                <text:p>You do not have to understand the JPA part (yet). You can leave that later</text:p>
              </text:list-item>
              <text:list-item>
                <text:p>There are comments &amp; API docs for all annotations &amp; methods used and what they do (at least once)</text:p>
                <text:list>
                  <text:list-item>
                    <text:p>You should be able to get going just by browsing the code</text:p>
                  </text:list-item>
                </text:list>
              </text:list-item>
              <text:list-item>
                <text:p>The API docs can be generated from the Java source files (e.g. in Eclipse: <text:span text:style-name="T3">Project &gt; Generate JavaDoc</text:span>)</text:p>
                <text:list>
                  <text:list-item>
                    <text:p>Reading the API docs may provide a cleaner overview of the Java classes to start with</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JavaEERest &amp; Angular</text:p>
          </draw:text-box>
        </draw:frame>
        <draw:frame presentation:style-name="pr5" draw:layer="layout" svg:width="25.199cm" svg:height="12.179cm" svg:x="1.4cm" svg:y="4.914cm" presentation:class="outline">
          <draw:text-box>
            <text:list text:style-name="L3">
              <text:list-item>
                <text:p>To work with the example project, it may help if you introduce some Angular for your self first so that you know what part does what!</text:p>
                <text:list>
                  <text:list-item>
                    <text:p>Read the <text:span text:style-name="T1">Angular/doc</text:span><text:span text:style-name="T7"> </text:span><text:span text:style-name="T2">files</text:span>, there ain't that much text to start with</text:p>
                  </text:list-item>
                </text:list>
                <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draw:custom-shape draw:style-name="gr2" draw:text-style-name="P4" xml:id="id7" draw:id="id7" draw:layer="layout" svg:width="12.539cm" svg:height="2.215cm" svg:x="8.803cm" svg:y="0.947cm">
          <text:p text:style-name="P3"><text:span text:style-name="T14">“</text:span><text:span text:style-name="T14">index file”</text:span></text:p>
          <text:p text:style-name="P3"><text:span text:style-name="T14">(phonebook.html)</text:span></text:p>
          <draw:enhanced-geometry svg:viewBox="0 0 21600 21600" draw:type="rectangle" draw:enhanced-path="M 0 0 L 21600 0 21600 21600 0 21600 0 0 Z N"/>
        </draw:custom-shape>
        <draw:custom-shape draw:style-name="gr3" draw:text-style-name="P4" xml:id="id6" draw:id="id6" draw:layer="layout" svg:width="10.668cm" svg:height="2.31cm" svg:x="9.739cm" svg:y="5.184cm">
          <text:p text:style-name="P3"><text:span text:style-name="T14">Navigaton controller</text:span></text:p>
          <text:p text:style-name="P3"><text:span text:style-name="T14">(app.js)</text:span></text:p>
          <draw:enhanced-geometry svg:viewBox="0 0 21600 21600" draw:type="rectangle" draw:enhanced-path="M 0 0 L 21600 0 21600 21600 0 21600 0 0 Z N"/>
        </draw:custom-shape>
        <draw:custom-shape draw:style-name="gr4" draw:text-style-name="P4" xml:id="id1" draw:id="id1" draw:layer="layout" svg:width="7.861cm" svg:height="1.925cm" svg:x="4.311cm" svg:y="10.095cm">
          <text:p text:style-name="P3"><text:span text:style-name="T14">Partial view</text:span></text:p>
          <text:p text:style-name="P3"><text:span text:style-name="T14">(main.html)</text:span></text:p>
          <draw:enhanced-geometry svg:viewBox="0 0 21600 21600" draw:type="rectangle" draw:enhanced-path="M 0 0 L 21600 0 21600 21600 0 21600 0 0 Z N"/>
        </draw:custom-shape>
        <draw:custom-shape draw:style-name="gr4" draw:text-style-name="P4" xml:id="id4" draw:id="id4" draw:layer="layout" svg:width="7.861cm" svg:height="1.925cm" svg:x="17.973cm" svg:y="10.095cm">
          <text:p text:style-name="P3"><text:span text:style-name="T14">Partial view</text:span></text:p>
          <text:p text:style-name="P3"><text:span text:style-name="T14">(details.html)</text:span></text:p>
          <draw:enhanced-geometry svg:viewBox="0 0 21600 21600" draw:type="rectangle" draw:enhanced-path="M 0 0 L 21600 0 21600 21600 0 21600 0 0 Z N"/>
        </draw:custom-shape>
        <draw:frame draw:style-name="gr5" draw:text-style-name="P5" draw:layer="layout" svg:width="7.352cm" svg:height="1.393cm" svg:x="15.28cm" svg:y="7.728cm">
          <draw:text-box>
            <text:p><text:span text:style-name="T15">Select sub-view</text:span></text:p>
            <text:p><text:span text:style-name="T15"><text:s text:c="3"/></text:span><text:span text:style-name="T15">based on url</text:span></text:p>
          </draw:text-box>
        </draw:frame>
        <draw:custom-shape draw:style-name="gr6" draw:text-style-name="P4" xml:id="id3" draw:id="id3" draw:layer="layout" svg:width="8.61cm" svg:height="2.118cm" svg:x="3.937cm" svg:y="14.042cm">
          <text:p text:style-name="P3"><text:span text:style-name="T14">Controller for the</text:span></text:p>
          <text:p text:style-name="P3"><text:span text:style-name="T14">main.html</text:span></text:p>
          <text:p text:style-name="P3"><text:span text:style-name="T14">(MainControllers.js)</text:span></text:p>
          <draw:enhanced-geometry svg:viewBox="0 0 21600 21600" draw:type="rectangle" draw:enhanced-path="M 0 0 L 21600 0 21600 21600 0 21600 0 0 Z N"/>
        </draw:custom-shape>
        <draw:custom-shape draw:style-name="gr7" draw:text-style-name="P4" xml:id="id5" draw:id="id5" draw:layer="layout" svg:width="8.984cm" svg:height="2.118cm" svg:x="17.412cm" svg:y="14.042cm">
          <text:p text:style-name="P3"><text:span text:style-name="T14">Controller for the</text:span></text:p>
          <text:p text:style-name="P3"><text:span text:style-name="T14">details.html</text:span></text:p>
          <text:p text:style-name="P3"><text:span text:style-name="T14">(DetailControllers.js)</text:span></text:p>
          <draw:enhanced-geometry svg:viewBox="0 0 21600 21600" draw:type="rectangle" draw:enhanced-path="M 0 0 L 21600 0 21600 21600 0 21600 0 0 Z N"/>
        </draw:custom-shape>
        <draw:custom-shape draw:style-name="gr7" draw:text-style-name="P4" xml:id="id8" draw:id="id8" draw:layer="layout" svg:width="12.914cm" svg:height="2.996cm" svg:x="8.511cm" svg:y="17.112cm">
          <text:p text:style-name="P3"><text:span text:style-name="T14">Services to provide common</text:span></text:p>
          <text:p text:style-name="P3"><text:span text:style-name="T14">Functionality</text:span></text:p>
          <text:p text:style-name="P3"><text:span text:style-name="T14">(RestServices.js</text:span></text:p>
          <text:p text:style-name="P3"><text:span text:style-name="T14">&amp;</text:span></text:p>
          <text:p text:style-name="P3"><text:span text:style-name="T14">ShareDataService.js)</text:span></text:p>
          <draw:enhanced-geometry svg:viewBox="0 0 21600 21600" draw:type="rectangle" draw:enhanced-path="M 0 0 L 21600 0 21600 21600 0 21600 0 0 Z N"/>
        </draw:custom-shape>
        <draw:custom-shape draw:style-name="gr6" draw:text-style-name="P4" xml:id="id2" draw:id="id2" draw:layer="layout" svg:width="7.673cm" svg:height="3.081cm" svg:x="1.504cm" svg:y="5.184cm">
          <text:p text:style-name="P3"><text:span text:style-name="T14">Directives to</text:span></text:p>
          <text:p text:style-name="P3"><text:span text:style-name="T14">render</text:span></text:p>
          <text:p text:style-name="P3"><text:span text:style-name="T14">re-usable</text:span></text:p>
          <text:p text:style-name="P3"><text:span text:style-name="T14">Components</text:span></text:p>
          <text:p text:style-name="P3"><text:span text:style-name="T14">(AddDirectives.js)</text:span></text:p>
          <draw:enhanced-geometry svg:viewBox="0 0 21600 21600" draw:type="rectangle" draw:enhanced-path="M 0 0 L 21600 0 21600 21600 0 21600 0 0 Z N"/>
        </draw:custom-shape>
        <draw:frame draw:style-name="gr8" draw:text-style-name="P5" draw:layer="layout" svg:width="7.183cm" svg:height="2.485cm" svg:x="21.543cm" svg:y="0.736cm">
          <draw:text-box>
            <text:p><text:span text:style-name="T15">Include all the</text:span></text:p>
            <text:p><text:span text:style-name="T15">scripts here.</text:span></text:p>
            <text:p><text:span text:style-name="T15">This is the</text:span></text:p>
            <text:p><text:span text:style-name="T15">Source for SPA</text:span></text:p>
          </draw:text-box>
        </draw:frame>
        <draw:connector draw:style-name="gr9" draw:text-style-name="P3" draw:layer="layout" svg:x1="4.311cm" svg:y1="11.057cm" svg:x2="5.34cm" svg:y2="8.265cm" draw:start-shape="id1" draw:start-glue-point="3" draw:end-shape="id2" draw:end-glue-point="2" svg:d="m4311 11057h-527v-1878h1556v-914" svg:viewBox="0 0 1557 2793">
          <text:p/>
        </draw:connector>
        <draw:connector draw:style-name="gr10" draw:text-style-name="P3" draw:layer="layout" svg:x1="8.241cm" svg:y1="12.02cm" svg:x2="8.242cm" svg:y2="14.042cm" draw:start-shape="id1" draw:start-glue-point="2" draw:end-shape="id3" svg:d="m8241 12020v1011h1v1011" svg:viewBox="0 0 2 2023">
          <text:p/>
        </draw:connector>
        <draw:connector draw:style-name="gr10" draw:text-style-name="P3" draw:layer="layout" svg:x1="21.903cm" svg:y1="12.02cm" svg:x2="21.904cm" svg:y2="14.042cm" draw:start-shape="id4" draw:start-glue-point="2" draw:end-shape="id5" draw:end-glue-point="0" svg:d="m21903 12020v1011h1v1011" svg:viewBox="0 0 2 2023">
          <text:p/>
        </draw:connector>
        <draw:connector draw:style-name="gr10" draw:text-style-name="P3" draw:layer="layout" svg:x1="15.073cm" svg:y1="7.494cm" svg:x2="12.172cm" svg:y2="11.057cm" draw:start-shape="id6" draw:start-glue-point="2" draw:end-shape="id1" draw:end-glue-point="1" svg:d="m15073 7494v3563h-2901" svg:viewBox="0 0 2902 3564">
          <text:p/>
        </draw:connector>
        <draw:connector draw:style-name="gr10" draw:text-style-name="P3" draw:layer="layout" svg:x1="15.072cm" svg:y1="3.162cm" svg:x2="15.073cm" svg:y2="5.184cm" draw:start-shape="id7" draw:end-shape="id6" svg:d="m15072 3162v1011h1v1011" svg:viewBox="0 0 2 2023">
          <text:p/>
        </draw:connector>
        <draw:connector draw:style-name="gr10" draw:text-style-name="P3" draw:layer="layout" svg:x1="12.547cm" svg:y1="15.101cm" svg:x2="14.968cm" svg:y2="17.112cm" draw:start-shape="id3" draw:start-glue-point="1" draw:end-shape="id8" svg:d="m12547 15101h2421v2011" svg:viewBox="0 0 2422 2012">
          <text:p/>
        </draw:connector>
        <draw:connector draw:style-name="gr10" draw:text-style-name="P3" draw:layer="layout" svg:x1="17.412cm" svg:y1="15.101cm" svg:x2="14.968cm" svg:y2="17.112cm" draw:start-shape="id5" draw:start-glue-point="3" draw:end-shape="id8" svg:d="m17412 15101h-2444v2011" svg:viewBox="0 0 2445 2012">
          <text:p/>
        </draw:connector>
        <draw:connector draw:style-name="gr11" draw:text-style-name="P3" draw:layer="layout" svg:x1="21.903cm" svg:y1="10.095cm" svg:x2="5.34cm" svg:y2="8.265cm" draw:start-shape="id4" draw:start-glue-point="0" draw:end-shape="id2" svg:d="m21903 10095v-916h-16563v-914" svg:viewBox="0 0 16564 1831">
          <text:p/>
        </draw:connector>
        <draw:connector draw:style-name="gr10" draw:text-style-name="P3" draw:layer="layout" svg:x1="15.073cm" svg:y1="7.494cm" svg:x2="17.973cm" svg:y2="11.057cm" draw:start-shape="id6" draw:start-glue-point="2" draw:end-shape="id4" draw:end-glue-point="3" svg:d="m15073 7494v3563h2900" svg:viewBox="0 0 2901 3564">
          <text:p/>
        </draw:connector>
        <draw:connector draw:style-name="gr12" draw:text-style-name="P3" draw:layer="layout" svg:x1="21.425cm" svg:y1="18.61cm" svg:x2="26.348cm" svg:y2="18.604cm" draw:start-shape="id8" draw:start-glue-point="1" svg:d="m21425 18610h2725v-6h2198" svg:viewBox="0 0 4924 7">
          <text:p/>
        </draw:connector>
        <draw:frame draw:style-name="gr13" draw:text-style-name="P6" draw:layer="layout" svg:width="4.435cm" svg:height="1.673cm" svg:x="21.844cm" svg:y="16.764cm">
          <draw:text-box>
            <text:p><text:span text:style-name="T1">HTTP request</text:span></text:p>
            <text:p><text:span text:style-name="T1">to REST</text:span></text:p>
          </draw:text-box>
        </draw:frame>
        <draw:custom-shape draw:style-name="gr14" draw:text-style-name="P3" xml:id="id9" draw:id="id9" draw:layer="layout" svg:width="5.334cm" svg:height="2.286cm" svg:x="20.978cm" svg:y="5.197cm">
          <text:p text:style-name="P3"><text:span text:style-name="T14">Controller for messages</text:span></text:p>
          <text:p text:style-name="P3"><text:span text:style-name="T14">(</text:span><text:span text:style-name="T16">MessageControllers</text:span><text:span text:style-name="T14">.js)</text:span></text:p>
          <draw:enhanced-geometry svg:viewBox="0 0 21600 21600" draw:type="rectangle" draw:enhanced-path="M 0 0 L 21600 0 21600 21600 0 21600 0 0 Z N"/>
        </draw:custom-shape>
        <draw:connector draw:style-name="gr15" draw:text-style-name="P3" draw:layer="layout" svg:x1="15.072cm" svg:y1="3.162cm" svg:x2="23.645cm" svg:y2="5.197cm" draw:start-shape="id7" draw:end-shape="id9" svg:d="m15072 3162v1017h8573v1018" svg:viewBox="0 0 8574 2036">
          <text:p/>
        </draw:connector>
        <draw:connector draw:style-name="gr15" draw:text-style-name="P3" draw:layer="layout" draw:line-skew="0cm 0.402cm" svg:x1="26.312cm" svg:y1="6.34cm" svg:x2="14.968cm" svg:y2="17.112cm" draw:start-shape="id9" draw:start-glue-point="1" draw:end-shape="id8" draw:end-glue-point="0" svg:d="m26312 6340h526v6360h-11870v4412" svg:viewBox="0 0 11871 10773">
          <text:p/>
        </draw:connector>
        <presentation:notes draw:style-name="dp2">
          <draw:page-thumbnail draw:style-name="gr1" draw:layer="layout" svg:width="7.873cm" svg:height="11.136cm" svg:x="6.563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JavaEERest &amp; Angular</text:p>
          </draw:text-box>
        </draw:frame>
        <draw:frame presentation:style-name="pr5" draw:layer="layout" svg:width="25.199cm" svg:height="12.179cm" svg:x="1.4cm" svg:y="4.914cm" presentation:class="outline" presentation:user-transformed="true">
          <draw:text-box>
            <text:list text:style-name="L3">
              <text:list-item>
                <text:p>After getting the basics of the AngularJS, you can jump into the JavaEERest</text:p>
              </text:list-item>
              <text:list-item>
                <text:p>Note that the idea of the backend is just to provide REST API for the AngularJS. Basically you could do it with any language</text:p>
                <text:list>
                  <text:list-item>
                    <text:p>With this example it is Java (EE)</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draw:custom-shape draw:style-name="gr16" draw:text-style-name="P4" xml:id="id10" draw:id="id10" draw:layer="layout" svg:width="13.102cm" svg:height="2.599cm" svg:x="12.398cm" svg:y="2.137cm">
          <text:p text:style-name="P3"><text:span text:style-name="T14">REST API for handling</text:span></text:p>
          <text:p text:style-name="P3"><text:span text:style-name="T14">bulk data for persons</text:span></text:p>
          <text:p text:style-name="P3"><text:span text:style-name="T14">(PhonebookRest.java)</text:span></text:p>
          <draw:enhanced-geometry svg:viewBox="0 0 21600 21600" draw:type="rectangle" draw:enhanced-path="M 0 0 L 21600 0 21600 21600 0 21600 0 0 Z N"/>
        </draw:custom-shape>
        <draw:frame draw:style-name="gr17" draw:text-style-name="P5" draw:layer="layout" svg:width="15.788cm" svg:height="0.797cm" svg:x="2.225cm" svg:y="1.27cm">
          <draw:text-box>
            <text:p><text:span text:style-name="T15">http://localhost:8080/jeer/rest/phonebook</text:span></text:p>
          </draw:text-box>
        </draw:frame>
        <draw:line draw:style-name="gr18" draw:text-style-name="P3" draw:layer="layout" svg:x1="2.225cm" svg:y1="2.137cm" svg:x2="12.585cm" svg:y2="2.137cm">
          <text:p/>
        </draw:line>
        <draw:custom-shape draw:style-name="gr16" draw:text-style-name="P4" xml:id="id12" draw:id="id12" draw:layer="layout" svg:width="13.102cm" svg:height="2.599cm" svg:x="12.464cm" svg:y="7.721cm">
          <text:p text:style-name="P3"><text:span text:style-name="T14">REST API for modifying</text:span></text:p>
          <text:p text:style-name="P3"><text:span text:style-name="T14">and getting data of a</text:span></text:p>
          <text:p text:style-name="P3"><text:span text:style-name="T14">single person</text:span></text:p>
          <text:p text:style-name="P3"><text:span text:style-name="T14">(PersonRest.java)</text:span></text:p>
          <draw:enhanced-geometry svg:viewBox="0 0 21600 21600" draw:type="rectangle" draw:enhanced-path="M 0 0 L 21600 0 21600 21600 0 21600 0 0 Z N"/>
        </draw:custom-shape>
        <draw:frame draw:style-name="gr19" draw:text-style-name="P5" draw:layer="layout" svg:width="14.028cm" svg:height="0.797cm" svg:x="2.292cm" svg:y="6.854cm">
          <draw:text-box>
            <text:p><text:span text:style-name="T15">http://localhost:8080/jeer/rest/person</text:span></text:p>
          </draw:text-box>
        </draw:frame>
        <draw:line draw:style-name="gr18" draw:text-style-name="P3" draw:layer="layout" svg:x1="2.358cm" svg:y1="7.721cm" svg:x2="12.652cm" svg:y2="7.721cm">
          <text:p/>
        </draw:line>
        <draw:custom-shape draw:style-name="gr16" draw:text-style-name="P4" xml:id="id13" draw:id="id13" draw:layer="layout" svg:width="13.102cm" svg:height="2.599cm" svg:x="12.516cm" svg:y="13.472cm">
          <text:p text:style-name="P3"><text:span text:style-name="T14">REST API for for handling</text:span></text:p>
          <text:p text:style-name="P3"><text:span text:style-name="T14">request per single</text:span></text:p>
          <text:p text:style-name="P3"><text:span text:style-name="T14">phone number</text:span></text:p>
          <text:p text:style-name="P3"><text:span text:style-name="T14">(PhoneNumberRest.java)</text:span></text:p>
          <draw:enhanced-geometry svg:viewBox="0 0 21600 21600" draw:type="rectangle" draw:enhanced-path="M 0 0 L 21600 0 21600 21600 0 21600 0 0 Z N"/>
        </draw:custom-shape>
        <draw:frame draw:style-name="gr20" draw:text-style-name="P5" draw:layer="layout" svg:width="16.93cm" svg:height="0.797cm" svg:x="2.343cm" svg:y="12.605cm">
          <draw:text-box>
            <text:p><text:span text:style-name="T15">http://localhost:8080/jeer/rest/phonenumber</text:span></text:p>
          </draw:text-box>
        </draw:frame>
        <draw:line draw:style-name="gr18" draw:text-style-name="P3" draw:layer="layout" svg:x1="2.409cm" svg:y1="13.472cm" svg:x2="12.703cm" svg:y2="13.472cm">
          <text:p/>
        </draw:line>
        <draw:custom-shape draw:style-name="gr21" draw:text-style-name="P4" xml:id="id11" draw:id="id11" draw:layer="layout" svg:width="11.46cm" svg:height="2.888cm" svg:x="13.478cm" svg:y="17.446cm">
          <text:p text:style-name="P3"><text:span text:style-name="T14">Service(s) providing</text:span></text:p>
          <text:p text:style-name="P3"><text:span text:style-name="T14">the database operations</text:span></text:p>
          <text:p text:style-name="P3"><text:span text:style-name="T14">(PhoneBookService.java)</text:span></text:p>
          <draw:enhanced-geometry svg:viewBox="0 0 21600 21600" draw:type="rectangle" draw:enhanced-path="M 0 0 L 21600 0 21600 21600 0 21600 0 0 Z N"/>
        </draw:custom-shape>
        <draw:connector draw:style-name="gr22" draw:text-style-name="P3" draw:layer="layout" svg:x1="25.5cm" svg:y1="3.436cm" svg:x2="24.938cm" svg:y2="18.89cm" draw:start-shape="id10" draw:start-glue-point="1" draw:end-shape="id11" svg:d="m25500 3436h501v15454h-1063" svg:viewBox="0 0 1064 15455">
          <text:p/>
        </draw:connector>
        <draw:connector draw:style-name="gr23" draw:text-style-name="P3" draw:layer="layout" svg:x1="25.566cm" svg:y1="9.02cm" svg:x2="24.938cm" svg:y2="18.89cm" draw:start-shape="id12" draw:start-glue-point="1" draw:end-shape="id11" draw:end-glue-point="1" svg:d="m25566 9020h501v9870h-1129" svg:viewBox="0 0 1130 9871">
          <text:p/>
        </draw:connector>
        <draw:connector draw:style-name="gr23" draw:text-style-name="P3" draw:layer="layout" svg:x1="25.618cm" svg:y1="14.771cm" svg:x2="24.938cm" svg:y2="18.89cm" draw:start-shape="id13" draw:end-shape="id11" draw:end-glue-point="1" svg:d="m25618 14771h501v4119h-1181" svg:viewBox="0 0 1182 4120">
          <text:p/>
        </draw:connector>
        <draw:custom-shape draw:style-name="gr24" draw:text-style-name="P4" xml:id="id14" draw:id="id14" draw:layer="layout" svg:width="8.984cm" svg:height="2.118cm" svg:x="2.478cm" svg:y="13.979cm">
          <text:p text:style-name="P3"><text:span text:style-name="T14">Always response with</text:span></text:p>
          <text:p text:style-name="P3"><text:span text:style-name="T14">Response object</text:span></text:p>
          <text:p text:style-name="P3"><text:span text:style-name="T14">(Response.java)</text:span></text:p>
          <draw:enhanced-geometry svg:viewBox="0 0 21600 21600" draw:type="rectangle" draw:enhanced-path="M 0 0 L 21600 0 21600 21600 0 21600 0 0 Z N"/>
        </draw:custom-shape>
        <draw:custom-shape draw:style-name="gr24" draw:text-style-name="P4" draw:layer="layout" svg:width="8.984cm" svg:height="2.118cm" svg:x="2.291cm" svg:y="2.618cm">
          <text:p text:style-name="P3"><text:span text:style-name="T14">Always response with</text:span></text:p>
          <text:p text:style-name="P3"><text:span text:style-name="T14">Response object</text:span></text:p>
          <text:p text:style-name="P3"><text:span text:style-name="T14">(Response.java)</text:span></text:p>
          <draw:enhanced-geometry svg:viewBox="0 0 21600 21600" draw:type="rectangle" draw:enhanced-path="M 0 0 L 21600 0 21600 21600 0 21600 0 0 Z N"/>
        </draw:custom-shape>
        <draw:custom-shape draw:style-name="gr24" draw:text-style-name="P4" draw:layer="layout" svg:width="8.984cm" svg:height="2.118cm" svg:x="2.478cm" svg:y="8.203cm">
          <text:p text:style-name="P3"><text:span text:style-name="T14">Always response with</text:span></text:p>
          <text:p text:style-name="P3"><text:span text:style-name="T14">Response object</text:span></text:p>
          <text:p text:style-name="P3"><text:span text:style-name="T14">(Response.java)</text:span></text:p>
          <draw:enhanced-geometry svg:viewBox="0 0 21600 21600" draw:type="rectangle" draw:enhanced-path="M 0 0 L 21600 0 21600 21600 0 21600 0 0 Z N"/>
        </draw:custom-shape>
        <draw:connector draw:style-name="gr22" draw:text-style-name="P3" draw:layer="layout" svg:x1="19.067cm" svg:y1="16.071cm" svg:x2="6.97cm" svg:y2="16.097cm" draw:start-shape="id13" draw:end-shape="id14" draw:end-glue-point="2" svg:d="m19067 16071v527h-12097v-501" svg:viewBox="0 0 12098 528">
          <text:p/>
        </draw:connector>
        <draw:connector draw:style-name="gr22" draw:text-style-name="P3" draw:layer="layout" svg:x1="2.478cm" svg:y1="9.184cm" svg:x2="1.571cm" svg:y2="9.205cm" svg:d="m2478 9184h-453v21h-454" svg:viewBox="0 0 908 22">
          <text:p/>
        </draw:connector>
        <draw:connector draw:style-name="gr22" draw:text-style-name="P3" draw:layer="layout" svg:x1="19.242cm" svg:y1="4.736cm" svg:x2="7.145cm" svg:y2="4.762cm" svg:d="m19242 4736v527h-12097v-501" svg:viewBox="0 0 12098 528">
          <text:p/>
        </draw:connector>
        <draw:connector draw:style-name="gr22" draw:text-style-name="P3" draw:layer="layout" svg:x1="19.083cm" svg:y1="10.32cm" svg:x2="6.986cm" svg:y2="10.346cm" svg:d="m19083 10320v527h-12097v-501" svg:viewBox="0 0 12098 528">
          <text:p/>
        </draw:connector>
        <draw:connector draw:style-name="gr22" draw:text-style-name="P3" draw:layer="layout" svg:x1="2.291cm" svg:y1="3.556cm" svg:x2="1.384cm" svg:y2="3.577cm" svg:d="m2291 3556h-453v21h-454" svg:viewBox="0 0 908 22">
          <text:p/>
        </draw:connector>
        <draw:connector draw:style-name="gr22" draw:text-style-name="P3" draw:layer="layout" draw:line-skew="0.006cm" svg:x1="2.478cm" svg:y1="14.965cm" svg:x2="1.571cm" svg:y2="14.986cm" svg:d="m2478 14965h-447v21h-460" svg:viewBox="0 0 908 22">
          <text:p/>
        </draw:connector>
        <presentation:notes draw:style-name="dp2">
          <draw:page-thumbnail draw:style-name="gr1" draw:layer="layout" svg:width="7.873cm" svg:height="11.136cm" svg:x="6.563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JPA maps POJOs with the database</text:p>
              </text:list-item>
              <text:list-item>
                <text:p>An entity represents a row in database as a POJO</text:p>
                <text:list>
                  <text:list-item>
                    <text:p>One entity can refer to several other entities and vice versa</text:p>
                  </text:list-item>
                </text:list>
              </text:list-item>
              <text:list-item>
                <text:p>EntityManager(s) are responsible for caching and searching the (entity/database) data you need</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When you create your own database, annotating new entities is pretty easy</text:p>
              </text:list-item>
              <text:list-item>
                <text:p>When you use an existing database, it can be complicated to have working relations</text:p>
              </text:list-item>
              <text:list-item>
                <text:p>Start learning by creating something of your own and examine what is created in DB</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In container managed environment the container can take care of the transactions (CMT)</text:p>
                <text:list>
                  <text:list-item>
                    <text:p>One reason to to use GlassFish with this</text:p>
                  </text:list-item>
                  <text:list-item>
                    <text:p>You control this by providing yet more annotations</text:p>
                  </text:list-item>
                </text:list>
              </text:list-item>
              <text:list-item>
                <text:p>Without the container or having BMT mode, you need to start / stop transactions your self</text:p>
                <text:list>
                  <text:list-item>
                    <text:p>Requires a bit more coding, but ain't that difficult in the en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You will access/find the data in DB always via EntityManager:</text:p>
                <text:list>
                  <text:list-item>
                    <text:p>'find' entity by id</text:p>
                    <text:list>
                      <text:list-item>
                        <text:p>Then, if needed, access the child entities the parent entity refers to</text:p>
                      </text:list-item>
                    </text:list>
                  </text:list-item>
                  <text:list-item>
                    <text:p>JPQL</text:p>
                    <text:list>
                      <text:list-item>
                        <text:p>Almost same as 'SQL', but in object oriented way (still Strings)</text:p>
                      </text:list-item>
                    </text:list>
                  </text:list-item>
                  <text:list-item>
                    <text:p>Criteria API</text:p>
                    <text:list>
                      <text:list-item>
                        <text:p>Pure object oriented way (basically no Strings at all are needed =&gt; use the metamodel)</text:p>
                        <text:list>
                          <text:list-item>
                            <text:p><text:span text:style-name="T1">JPA2/pom.xml</text:span> contains the required information to create the metamodel classes</text:p>
                          </text:list-item>
                          <text:list-item>
                            <text:p>Example of Criteria API use: <text:span text:style-name="T1">JPA2/src/main/com/example/service/PhoneBookServiceImpl.getPersonsWithPhoneNumbersLike()</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draw:custom-shape draw:style-name="gr25" draw:text-style-name="P4" draw:layer="layout" svg:width="6.55cm" svg:height="1.829cm" svg:x="16.823cm" svg:y="16.982cm">
          <text:p text:style-name="P3"><text:span text:style-name="T14"/></text:p>
          <text:p text:style-name="P3"><text:span text:style-name="T14"/></text:p>
          <draw:enhanced-geometry svg:viewBox="0 0 21600 21600" draw:type="rectangle" draw:enhanced-path="M 0 0 L 21600 0 21600 21600 0 21600 0 0 Z N"/>
        </draw:custom-shape>
        <draw:custom-shape draw:style-name="gr26" draw:text-style-name="P3" xml:id="id20" draw:id="id20" draw:layer="layout" svg:width="6.55cm" svg:height="0.77cm" svg:x="16.823cm" svg:y="1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 draw:layer="layout" svg:width="6.55cm" svg:height="0.482cm" svg:x="16.823cm" svg:y="18.33cm">
          <text:p/>
          <draw:enhanced-geometry svg:viewBox="0 0 21600 21600" draw:type="rectangle" draw:enhanced-path="M 0 0 L 21600 0 21600 21600 0 21600 0 0 Z N"/>
        </draw:custom-shape>
        <draw:custom-shape draw:style-name="gr28" draw:text-style-name="P4" xml:id="id15" draw:id="id15" draw:layer="layout" svg:width="16.51cm" svg:height="3.369cm" svg:x="5.588cm" svg:y="1.962cm">
          <text:p text:style-name="P3"><text:span text:style-name="T14">PhoneBookServiceImpl.java</text:span></text:p>
          <text:p text:style-name="P3"><text:span text:style-name="T14">&lt;&lt;service implementation&gt;&gt;</text:span></text:p>
          <text:p text:style-name="P3"><text:span text:style-name="T14">(Uses the EntityManager)</text:span></text:p>
          <draw:enhanced-geometry svg:viewBox="0 0 21600 21600" draw:type="rectangle" draw:enhanced-path="M 0 0 L 21600 0 21600 21600 0 21600 0 0 Z N"/>
        </draw:custom-shape>
        <draw:custom-shape draw:style-name="gr29" draw:text-style-name="P4" xml:id="id16" draw:id="id16" draw:layer="layout" svg:width="9.398cm" svg:height="2.54cm" svg:x="9.144cm" svg:y="7.112cm">
          <text:p text:style-name="P3"><text:span text:style-name="T14">PhoneBookService</text:span></text:p>
          <text:p text:style-name="P3"><text:span text:style-name="T14">&lt;&lt;interface&gt;&gt;</text:span></text:p>
          <draw:enhanced-geometry svg:viewBox="0 0 21600 21600" draw:type="rectangle" draw:enhanced-path="M 0 0 L 21600 0 21600 21600 0 21600 0 0 Z N"/>
        </draw:custom-shape>
        <draw:connector draw:style-name="gr30" draw:text-style-name="P3" draw:layer="layout" svg:x1="13.843cm" svg:y1="5.331cm" svg:x2="13.843cm" svg:y2="7.112cm" draw:start-shape="id15" draw:end-shape="id16" draw:end-glue-point="0" svg:d="m13843 5331v1781" svg:viewBox="0 0 1 1782">
          <text:p/>
        </draw:connector>
        <draw:custom-shape draw:style-name="gr28" draw:text-style-name="P4" xml:id="id17" draw:id="id17" draw:layer="layout" svg:width="9.545cm" svg:height="2.021cm" svg:x="5.407cm" svg:y="11.59cm">
          <text:p text:style-name="P3"><text:span text:style-name="T14">Person.java</text:span></text:p>
          <text:p text:style-name="P3"><text:span text:style-name="T14">&lt;&lt;Entity&gt;&gt;</text:span></text:p>
          <text:p text:style-name="P3"><text:span text:style-name="T14">(Can be converted to JSON)</text:span></text:p>
          <draw:enhanced-geometry svg:viewBox="0 0 21600 21600" draw:type="rectangle" draw:enhanced-path="M 0 0 L 21600 0 21600 21600 0 21600 0 0 Z N"/>
        </draw:custom-shape>
        <draw:custom-shape draw:style-name="gr28" draw:text-style-name="P4" xml:id="id18" draw:id="id18" draw:layer="layout" svg:width="9.545cm" svg:height="2.021cm" svg:x="5.407cm" svg:y="14.671cm">
          <text:p text:style-name="P3"><text:span text:style-name="T14">PhoneNumber.java</text:span></text:p>
          <text:p text:style-name="P3"><text:span text:style-name="T14">&lt;&lt;Entity&gt;&gt;</text:span></text:p>
          <text:p text:style-name="P3"><text:span text:style-name="T14">(Can be converted to JSON)</text:span></text:p>
          <draw:enhanced-geometry svg:viewBox="0 0 21600 21600" draw:type="rectangle" draw:enhanced-path="M 0 0 L 21600 0 21600 21600 0 21600 0 0 Z N"/>
        </draw:custom-shape>
        <draw:connector draw:style-name="gr31" draw:text-style-name="P3" draw:layer="layout" svg:x1="10.179cm" svg:y1="13.611cm" svg:x2="10.179cm" svg:y2="14.671cm" draw:start-shape="id17" draw:end-shape="id18" svg:d="m10179 13611v1060" svg:viewBox="0 0 1 1061">
          <text:p/>
        </draw:connector>
        <draw:connector draw:style-name="gr32" draw:text-style-name="P3" draw:layer="layout" svg:x1="22.098cm" svg:y1="3.646cm" svg:x2="14.952cm" svg:y2="12.6cm" draw:start-shape="id15" draw:start-glue-point="1" draw:end-shape="id17" svg:d="m22098 3646h501v8954h-7647" svg:viewBox="0 0 7648 8955">
          <text:p/>
        </draw:connector>
        <draw:connector draw:style-name="gr32" draw:text-style-name="P3" draw:layer="layout" svg:x1="22.098cm" svg:y1="3.646cm" svg:x2="14.952cm" svg:y2="15.681cm" draw:start-shape="id15" draw:start-glue-point="1" draw:end-shape="id18" draw:end-glue-point="1" svg:d="m22098 3646h501v12035h-7647" svg:viewBox="0 0 7648 12036">
          <text:p/>
        </draw:connector>
        <draw:custom-shape draw:style-name="gr26" draw:text-style-name="P3" xml:id="id19" draw:id="id19" draw:layer="layout" svg:width="6.55cm" svg:height="0.77cm" svg:x="16.823cm" svg:y="16.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 draw:text-style-name="P3" xml:id="id22" draw:id="id22" draw:layer="layout" svg:x1="16.823cm" svg:y1="16.982cm" svg:x2="16.823cm" svg:y2="18.811cm" draw:start-shape="id19" draw:start-glue-point="6" draw:end-shape="id20" svg:d="m16823 16982h-501v1829h501" svg:viewBox="0 0 502 1830">
          <text:p/>
        </draw:connector>
        <draw:connector draw:style-name="gr33" draw:text-style-name="P3" draw:layer="layout" svg:x1="23.373cm" svg:y1="16.982cm" svg:x2="23.373cm" svg:y2="18.811cm" draw:start-shape="id19" draw:start-glue-point="10" draw:end-shape="id20" draw:end-glue-point="10" svg:d="m23373 16982h502v1829h-502" svg:viewBox="0 0 503 1830">
          <text:p/>
        </draw:connector>
        <draw:frame draw:style-name="gr34" draw:text-style-name="P7" draw:layer="layout" svg:width="1.171cm" svg:height="0.797cm" svg:x="19.558cm" svg:y="17.78cm">
          <draw:text-box>
            <text:p><text:span text:style-name="T14">DB</text:span></text:p>
          </draw:text-box>
        </draw:frame>
        <draw:connector draw:style-name="gr35" draw:text-style-name="P3" draw:layer="layout" svg:x1="16.306cm" svg:y1="17.907cm" svg:x2="16.322cm" svg:y2="17.896cm" draw:start-shape="id21" draw:start-glue-point="10" draw:end-shape="id22" draw:end-glue-point="0" svg:d="m16306 17907h9v-11h7" svg:viewBox="0 0 17 12">
          <text:p/>
        </draw:connector>
        <draw:custom-shape draw:style-name="gr29" draw:text-style-name="P3" xml:id="id21" draw:id="id21" draw:layer="layout" svg:width="5.588cm" svg:height="1.778cm" svg:x="10.718cm" svg:y="17.018cm">
          <text:p text:style-name="P3">EntityManager</text:p>
          <text:p text:style-name="P3">&amp; Cach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3" draw:layer="layout" svg:x1="5.588cm" svg:y1="3.646cm" svg:x2="10.718cm" svg:y2="17.907cm" draw:start-shape="id15" draw:end-shape="id21" draw:end-glue-point="6" svg:d="m5588 3646h-501v14261h5631" svg:viewBox="0 0 5632 14262">
          <text:p/>
        </draw:connector>
        <presentation:notes draw:style-name="dp2">
          <draw:page-thumbnail draw:style-name="gr1" draw:layer="layout" svg:width="7.873cm" svg:height="11.136cm" svg:x="6.563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Something about AJAX security</text:p>
          </draw:text-box>
        </draw:frame>
        <draw:frame presentation:style-name="pr5" draw:layer="layout" svg:width="25.199cm" svg:height="12.179cm" svg:x="1.4cm" svg:y="4.914cm" presentation:class="outline">
          <draw:text-box>
            <text:list text:style-name="L3">
              <text:list-item>
                <text:p>Picked from some topics found</text:p>
                <text:list>
                  <text:list-item>
                    <text:p>Treat any data received in the request as potentially dangerous</text:p>
                    <text:list>
                      <text:list-item>
                        <text:p>whatever AJAX does can be bypassed by the client</text:p>
                      </text:list-item>
                      <text:list-item>
                        <text:p>Ajax request are easy to mimic</text:p>
                      </text:list-item>
                    </text:list>
                  </text:list-item>
                  <text:list-item>
                    <text:p>Use HTTPS where its appropriate</text:p>
                  </text:list-item>
                  <text:list-item>
                    <text:p>Besides checking for the "normal" things (check the users privileges, sanitize the data, etc)</text:p>
                  </text:list-item>
                  <text:list-item>
                    <text:p>Do not include any (meta)information in responses that can not be shown publicly</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To Learn AngularJS</text:p>
          </draw:text-box>
        </draw:frame>
        <draw:frame presentation:style-name="pr5" draw:layer="layout" svg:width="25.199cm" svg:height="12.179cm" svg:x="1.4cm" svg:y="4.914cm" presentation:class="outline">
          <draw:text-box>
            <text:list text:style-name="L3">
              <text:list-item>
                <text:p>It is probably the best to start with the official tutorial</text:p>
                <text:list>
                  <text:list-item>
                    <text:p><text:a xlink:href="http://docs.angularjs.org/tutorial" xlink:type="simple">http://docs.angularjs.org/tutorial</text:a></text:p>
                  </text:list-item>
                  <text:list-item>
                    <text:p>Easiest way may be starting with video tutorial(s)</text:p>
                  </text:list-item>
                </text:list>
              </text:list-item>
              <text:list-item>
                <text:p>To get better idea of the concept and different parts of AngularJS, you could read first</text:p>
                <text:list>
                  <text:list-item>
                    <text:p><text:a xlink:href="http://docs.angularjs.org/guide/concepts" xlink:type="simple">http://docs.angularjs.org/guide/concepts</text:a></text:p>
                    <text:list>
                      <text:list-item>
                        <text:p><text:a xlink:href="http://docs.angularjs.org/guide/bootstrap" xlink:type="simple">http://docs.angularjs.org/guide/bootstrap</text:a></text:p>
                      </text:list-item>
                      <text:list-item>
                        <text:p><text:a xlink:href="http://docs.angularjs.org/api/ngRoute/provider/$routeProvider" xlink:type="simple">http://docs.angularjs.org/api/ngRoute/provider/$routeProvider</text:a> </text:p>
                        <text:list>
                          <text:list-item>
                            <text:p>For example, see Angular project file <text:span text:style-name="T7">Angular/src/main/webapp/app/js/app.js</text:span></text:p>
                          </text:list-item>
                        </text:list>
                      </text:list-item>
                      <text:list-item>
                        <text:p><text:a xlink:href="http://docs.angularjs.org/guide/controller" xlink:type="simple">http://docs.angularjs.org/guide/controller</text:a></text:p>
                      </text:list-item>
                      <text:list-item>
                        <text:p><text:a xlink:href="http://docs.angularjs.org/guide/dev_guide.services.understanding_services" xlink:type="simple">http://docs.angularjs.org/guide/dev_guide.services.understanding_services</text:a></text:p>
                      </text:list-item>
                      <text:list-item>
                        <text:p><text:a xlink:href="http://docs.angularjs.org/guide/directive" xlink:type="simple">http://docs.angularjs.org/guide/directive</text:a></text:p>
                      </text:list-item>
                    </text:list>
                  </text:list-item>
                </text:list>
              </text:list-item>
              <text:list-item>
                <text:p>Testing (Karma):</text:p>
                <text:list>
                  <text:list-item>
                    <text:p><text:a xlink:href="http://karma-runner.github.io/0.10/index.html" xlink:type="simple">http://karma-runner.github.io/0.10/index.html</text:a></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To learn JavaEE involved<text:line-break/>(JAXB, JAX-RS)</text:p>
          </draw:text-box>
        </draw:frame>
        <draw:frame presentation:style-name="pr5" draw:layer="layout" svg:width="25.199cm" svg:height="12.179cm" svg:x="1.4cm" svg:y="4.914cm" presentation:class="outline" presentation:user-transformed="true">
          <draw:text-box>
            <text:list text:style-name="L3">
              <text:list-item>
                <text:p>JAXB</text:p>
                <text:list>
                  <text:list-item>
                    <text:p><text:a xlink:href="http://www.oracle.com/technetwork/articles/javase/index-140168.html" xlink:type="simple">http://www.oracle.com/technetwork/articles/javase/index-140168.html</text:a></text:p>
                  </text:list-item>
                  <text:list-item>
                    <text:p><text:a xlink:href="https://jaxb.java.net/nonav/2.2.3/docs/api/javax/xml/bind/annotation/XmlRootElement.html" xlink:type="simple">https://jaxb.java.net/nonav/2.2.3/docs/api/javax/xml/bind/annotation/XmlRootElement.html</text:a></text:p>
                  </text:list-item>
                </text:list>
              </text:list-item>
              <text:list-item>
                <text:p>JAX-RS</text:p>
                <text:list>
                  <text:list-item>
                    <text:p><text:a xlink:href="http://docs.oracle.com/javaee/6/tutorial/doc/giepu.html" xlink:type="simple">http://docs.oracle.com/javaee/6/tutorial/doc/giepu.html</text:a></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To learn JPA</text:p>
          </draw:text-box>
        </draw:frame>
        <draw:frame presentation:style-name="pr5" draw:layer="layout" svg:width="25.199cm" svg:height="12.179cm" svg:x="1.4cm" svg:y="4.914cm" presentation:class="outline" presentation:user-transformed="true">
          <draw:text-box>
            <text:list text:style-name="L3">
              <text:list-item>
                <text:p><text:a xlink:href="http://www.oracle.com/technetwork/java/javaee/tech/persistence-jsp-140049.html" xlink:type="simple">http://www.oracle.com/technetwork/java/javaee/tech/persistence-jsp-140049.html</text:a></text:p>
              </text:list-item>
              <text:list-item>
                <text:p><text:a xlink:href="https://www.eclipse.org/eclipselink/jpa.php" xlink:type="simple">https://www.eclipse.org/eclipselink/jpa.php</text:a></text:p>
              </text:list-item>
              <text:list-item>
                <text:p><text:a xlink:href="http://www.ibm.com/developerworks/java/library/j-typesafejpa/" xlink:type="simple">http://www.ibm.com/developerworks/java/library/j-typesafejpa/</text:a></text:p>
                <text:list>
                  <text:list-item>
                    <text:p>Note: The Criteria API may be difficult to understand first, but you will need at some point. You may need to read a bit about generics first to understand it better:</text:p>
                    <text:list>
                      <text:list-item>
                        <text:p><text:a xlink:href="http://docs.oracle.com/javase/tutorial/java/generics/" xlink:type="simple">http://docs.oracle.com/javase/tutorial/java/generics/</text:a></text:p>
                      </text:list-item>
                    </text:list>
                  </text:list-item>
                  <text:list-item>
                    <text:p><text:span text:style-name="T3">It's not mandatory to know Criteria API to start with JPA, don't let it scare you</text:span></text:p>
                  </text:list-item>
                </text:list>
                <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Other</text:p>
          </draw:text-box>
        </draw:frame>
        <draw:frame presentation:style-name="pr5" draw:layer="layout" svg:width="25.199cm" svg:height="12.179cm" svg:x="1.4cm" svg:y="4.914cm" presentation:class="outline">
          <draw:text-box>
            <text:list text:style-name="L3">
              <text:list-item>
                <text:p>Used 'Angular-Translate' module for internationalization (v 2.0.1) with 'angular-translate-loader-url'</text:p>
                <text:list>
                  <text:list-item>
                    <text:p><text:a xlink:href="http://www.ng-newsletter.com/posts/angular-translate.html" xlink:type="simple">http://www.ng-newsletter.com/posts/angular-translate.html</text:a></text:p>
                  </text:list-item>
                  <text:list-item>
                    <text:p><text:a xlink:href="http://pascalprecht.github.io/angular-translate/" xlink:type="simple">http://pascalprecht.github.io/angular-translate/</text:a></text:p>
                  </text:list-item>
                  <text:list-item>
                    <text:p><text:a xlink:href="https://github.com/angular-translate/bower-angular-translate-loader-static-files" xlink:type="simple">https://github.com/angular-translate/bower-angular-translate-loader-static-files</text:a></text:p>
                  </text:list-item>
                  <text:list-item>
                    <text:p><text:a xlink:href="https://github.com/angular-translate/bower-angular-translate-loader-url" xlink:type="simple">https://github.com/angular-translate/bower-angular-translate-loader-url</text:a></text:p>
                    <text:p/>
                    <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3000 6000" svg:d="m1500 0 1500 3000-1500 3000-1500-3000zm0 447-1276 2553 1276 2553 1276-2553z"/>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0T14:41:01.224642474</meta:creation-date>
    <dc:date>2014-03-06T10:45:09.703273526</dc:date>
    <meta:editing-duration>P1DT7H49M6S</meta:editing-duration>
    <meta:editing-cycles>662</meta:editing-cycles>
    <meta:generator>LibreOffice/4.1.3.2$Linux_X86_64 LibreOffice_project/410m0$Build-2</meta:generator>
    <meta:document-statistic meta:object-count="228"/>
  </office:meta>
</office:document-meta>
</file>